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b1b1b" draw:fill-color="#ffffff" draw:textarea-horizontal-align="justify" draw:textarea-vertical-align="top" draw:auto-grow-height="false" fo:min-height="5.45cm" fo:min-width="6.5cm"/>
      <style:paragraph-properties style:writing-mode="lr-tb"/>
    </style:style>
    <style:style style:name="gr2" style:family="graphic" style:parent-style-name="standard">
      <style:graphic-properties svg:stroke-color="#1b1b1b" draw:fill-color="#ffffff" draw:textarea-horizontal-align="justify" draw:textarea-vertical-align="top" draw:auto-grow-height="false" fo:min-height="0.65cm" fo:min-width="6.5cm"/>
      <style:paragraph-properties style:writing-mode="lr-tb"/>
    </style:style>
    <style:style style:name="gr3" style:family="graphic" style:parent-style-name="standard">
      <style:graphic-properties svg:stroke-color="#1b1b1b" draw:fill-color="#ffffff" draw:textarea-horizontal-align="justify" draw:textarea-vertical-align="top" draw:auto-grow-height="false" fo:min-height="5.65cm" fo:min-width="6.5cm"/>
      <style:paragraph-properties style:writing-mode="lr-tb"/>
    </style:style>
    <style:style style:name="gr4" style:family="graphic" style:parent-style-name="standard">
      <style:graphic-properties svg:stroke-color="#1b1b1b" draw:fill-color="#ffffff" draw:textarea-horizontal-align="justify" draw:textarea-vertical-align="middle" draw:auto-grow-height="false" fo:min-height="0.35cm" fo:min-width="6.1cm"/>
      <style:paragraph-properties style:writing-mode="lr-tb"/>
    </style:style>
    <style:style style:name="gr5" style:family="graphic" style:parent-style-name="standard">
      <style:graphic-properties svg:stroke-color="#1b1b1b" draw:fill-color="#ffffff" draw:textarea-horizontal-align="justify" draw:textarea-vertical-align="top" draw:auto-grow-height="false" fo:min-height="2.65cm" fo:min-width="6.5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1b1b1b" draw:fill-color="#ffffff" draw:textarea-horizontal-align="justify" draw:textarea-vertical-align="top" draw:auto-grow-height="false" fo:min-height="4.95cm" fo:min-width="6.5cm"/>
      <style:paragraph-properties style:writing-mode="lr-tb"/>
    </style:style>
    <style:style style:name="gr8" style:family="graphic" style:parent-style-name="standard">
      <style:graphic-properties svg:stroke-color="#1b1b1b" draw:fill-color="#ffffff" draw:textarea-horizontal-align="justify" draw:textarea-vertical-align="top" draw:auto-grow-height="false" fo:min-height="1.85cm" fo:min-width="6.5cm"/>
      <style:paragraph-properties style:writing-mode="lr-tb"/>
    </style:style>
    <style:style style:name="gr9" style:family="graphic" style:parent-style-name="standard">
      <style:graphic-properties svg:stroke-color="#1b1b1b" draw:fill-color="#ffffff" draw:textarea-horizontal-align="justify" draw:textarea-vertical-align="top" draw:auto-grow-height="false" fo:min-height="3.75cm" fo:min-width="6.5cm"/>
      <style:paragraph-properties style:writing-mode="lr-tb"/>
    </style:style>
    <style:style style:name="gr10" style:family="graphic" style:parent-style-name="standard">
      <style:graphic-properties svg:stroke-color="#1b1b1b" draw:fill-color="#ffffff" draw:textarea-horizontal-align="justify" draw:textarea-vertical-align="top" draw:auto-grow-height="false" fo:min-height="0.55cm" fo:min-width="6.5cm"/>
      <style:paragraph-properties style:writing-mode="lr-tb"/>
    </style:style>
    <style:style style:name="gr11" style:family="graphic" style:parent-style-name="standard">
      <style:graphic-properties svg:stroke-color="#1b1b1b" draw:fill-color="#ffffff" draw:textarea-horizontal-align="justify" draw:textarea-vertical-align="top" draw:auto-grow-height="false" fo:min-height="2.55cm" fo:min-width="6.5cm"/>
      <style:paragraph-properties style:writing-mode="lr-tb"/>
    </style:style>
    <style:style style:name="gr12" style:family="graphic" style:parent-style-name="standard">
      <style:graphic-properties svg:stroke-color="#1b1b1b" draw:fill-color="#ffffff" draw:textarea-horizontal-align="justify" draw:textarea-vertical-align="top" draw:auto-grow-height="false" fo:min-height="1.95cm" fo:min-width="6.5cm"/>
      <style:paragraph-properties style:writing-mode="lr-tb"/>
    </style:style>
    <style:style style:name="gr13" style:family="graphic" style:parent-style-name="standard">
      <style:graphic-properties svg:stroke-color="#1b1b1b" draw:fill-color="#ffffff" draw:textarea-horizontal-align="justify" draw:textarea-vertical-align="top" draw:auto-grow-height="false" fo:min-height="2.05cm" fo:min-width="6.5cm"/>
      <style:paragraph-properties style:writing-mode="lr-tb"/>
    </style:style>
    <style:style style:name="gr14" style:family="graphic" style:parent-style-name="standard">
      <style:graphic-properties svg:stroke-color="#1b1b1b" draw:fill-color="#ffffff" draw:textarea-horizontal-align="justify" draw:textarea-vertical-align="top" draw:auto-grow-height="false" fo:min-height="3.25cm" fo:min-width="6.5cm"/>
      <style:paragraph-properties style:writing-mode="lr-tb"/>
    </style:style>
    <style:style style:name="gr15" style:family="graphic" style:parent-style-name="standard">
      <style:graphic-properties svg:stroke-color="#1b1b1b" draw:fill-color="#ffffff" draw:textarea-horizontal-align="justify" draw:textarea-vertical-align="top" draw:auto-grow-height="false" fo:min-height="4.55cm" fo:min-width="6.5cm"/>
      <style:paragraph-properties style:writing-mode="lr-tb"/>
    </style:style>
    <style:style style:name="P1" style:family="paragraph">
      <style:paragraph-properties fo:text-align="start" style:writing-mode="lr-tb"/>
      <style:text-properties fo:font-size="11pt" style:font-size-asian="11pt" style:font-size-complex="11pt"/>
    </style:style>
    <style:style style:name="P2" style:family="paragraph">
      <loext:graphic-properties draw:fill-color="#ffffff"/>
      <style:paragraph-properties fo:text-align="start" style:writing-mode="lr-tb"/>
      <style:text-properties fo:font-size="11pt" style:font-size-asian="11pt" style:font-size-complex="11pt"/>
    </style:style>
    <style:style style:name="P3" style:family="paragraph"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loext:graphic-properties draw:fill-color="#ffffff"/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5" style:family="paragraph">
      <style:paragraph-properties fo:text-align="start" style:writing-mode="lr-tb"/>
      <style:text-properties fo:font-size="9pt" style:font-size-asian="9pt" style:font-size-complex="9pt"/>
    </style:style>
    <style:style style:name="P6" style:family="paragraph">
      <loext:graphic-properties draw:fill-color="#ffffff"/>
      <style:paragraph-properties fo:text-align="start" style:writing-mode="lr-tb"/>
      <style:text-properties fo:font-size="9pt" style:font-size-asian="9pt" style:font-size-complex="9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cm" svg:height="5.7cm" svg:x="9cm" svg:y="2.5cm">
          <text:p text:style-name="P1"><text:span text:style-name="T1">Signal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5" draw:id="id5" draw:layer="layout" svg:width="7cm" svg:height="0.9cm" svg:x="9cm" svg:y="12.6cm">
          <text:p text:style-name="P3"><text:span text:style-name="T2">MultiplayerGameLogic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7cm" svg:height="5.9cm" svg:x="9cm" svg:y="13.5cm">
          <text:p text:style-name="P1"><text:span text:style-name="T1">Signal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9.2cm" svg:y="14.1cm">
          <text:p text:style-name="P5"><text:span text:style-name="T3">playerConnected(id, ip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9.2cm" svg:y="14.7cm">
          <text:p text:style-name="P5"><text:span text:style-name="T3">playerNameChanged(id, name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9.2cm" svg:y="15.3cm">
          <text:p text:style-name="P5"><text:span text:style-name="T3">playerUncovered(id, x, y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9.2cm" svg:y="15.9cm">
          <text:p text:style-name="P5"><text:span text:style-name="T3">playersTurn(id, name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9.2cm" svg:y="16.5cm">
          <text:p text:style-name="P5"><text:span text:style-name="T3">playerScoreChanged(id, score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9.2cm" svg:y="17.1cm">
          <text:p text:style-name="P5"><text:span text:style-name="T3">playerLeft(id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9.2cm" svg:y="4.3cm">
          <text:p text:style-name="P5"><text:span text:style-name="T3">gameStarted(xSize, ySiz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6.6cm" svg:height="0.6cm" svg:x="9.2cm" svg:y="4.9cm">
          <text:p text:style-name="P5"><text:span text:style-name="T3">gameOver(wi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7cm" svg:height="0.9cm" svg:x="7.1cm" svg:y="22.6cm">
          <text:p text:style-name="P3"><text:span text:style-name="T2">Game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cm" svg:height="2.9cm" svg:x="7.1cm" svg:y="23.5cm">
          <text:p text:style-name="P1"><text:span text:style-name="T1">Slot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7.3cm" svg:y="24.2cm">
          <text:p text:style-name="P5"><text:span text:style-name="T3">stop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7.3cm" svg:y="24.8cm">
          <text:p text:style-name="P5"><text:span text:style-name="T3">start(xSize, ySize, nMines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7.3cm" svg:y="25.4cm">
          <text:p text:style-name="P5"><text:span text:style-name="T3">kickPlayer(id)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12.5cm" svg:y1="19.4cm" svg:x2="10.6cm" svg:y2="22.6cm" draw:start-shape="id1" draw:start-glue-point="2" draw:end-shape="id2" draw:end-glue-point="0" svg:d="M12500 19400l-1900 3200" svg:viewBox="0 0 1901 3201">
          <text:p/>
        </draw:connector>
        <draw:custom-shape draw:style-name="gr2" draw:text-style-name="P4" xml:id="id3" draw:id="id3" draw:layer="layout" svg:width="7cm" svg:height="0.9cm" svg:x="15.9cm" svg:y="22.6cm">
          <text:p text:style-name="P3"><text:span text:style-name="T2">GameClien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cm" svg:height="5.2cm" svg:x="15.9cm" svg:y="23.5cm">
          <text:p text:style-name="P1"><text:span text:style-name="T1">Slot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16.1cm" svg:y="24.2cm">
          <text:p text:style-name="P5"><text:span text:style-name="T3">join(ip, host, name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16.1cm" svg:y="25.4cm">
          <text:p text:style-name="P5"><text:span text:style-name="T3">uncover(x, y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16.1cm" svg:y="24.8cm">
          <text:p text:style-name="P5"><text:span text:style-name="T3">leave(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cm" svg:height="2.9cm" svg:x="15.9cm" svg:y="28.7cm">
          <text:p text:style-name="P1"><text:span text:style-name="T1">Signal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16.1cm" svg:y="29.4cm">
          <text:p text:style-name="P5"><text:span text:style-name="T3">yourTurn()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12.5cm" svg:y1="19.4cm" svg:x2="19.4cm" svg:y2="22.6cm" draw:start-shape="id1" draw:start-glue-point="2" draw:end-shape="id3" draw:end-glue-point="0" svg:d="M12500 19400l6900 3200" svg:viewBox="0 0 6901 3201">
          <text:p/>
        </draw:connector>
        <draw:custom-shape draw:style-name="gr2" draw:text-style-name="P4" draw:layer="layout" svg:width="7cm" svg:height="0.9cm" svg:x="9cm" svg:y="1.6cm">
          <text:p text:style-name="P3"><text:span text:style-name="T2">Game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6.6cm" svg:height="0.6cm" svg:x="9.2cm" svg:y="3.1cm">
          <text:p text:style-name="P5"><text:span text:style-name="T3">uncovered(x, y, state, aut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6.6cm" svg:height="0.6cm" svg:x="9.2cm" svg:y="3.7cm">
          <text:p text:style-name="P5"><text:span text:style-name="T3">flagged(x, y, flagge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4" draw:id="id4" draw:layer="layout" svg:width="7cm" svg:height="2.9cm" svg:x="9cm" svg:y="8.2cm">
          <text:p text:style-name="P1"><text:span text:style-name="T1">Slot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9.2cm" svg:y="8.8cm">
          <text:p text:style-name="P5"><text:span text:style-name="T3">flag(x, y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9.2cm" svg:y="9.4cm">
          <text:p text:style-name="P5"><text:span text:style-name="T3">start(xSize, ySize, nMines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9.2cm" svg:y="10cm">
          <text:p text:style-name="P5"><text:span text:style-name="T3">uncover(x, y)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12.5cm" svg:y1="11.1cm" svg:x2="12.5cm" svg:y2="12.6cm" draw:start-shape="id4" draw:start-glue-point="2" draw:end-shape="id5" draw:end-glue-point="0" svg:d="M12500 11100v1500" svg:viewBox="0 0 1 1501">
          <text:p/>
        </draw:connector>
        <draw:custom-shape draw:style-name="gr4" draw:text-style-name="P6" draw:layer="layout" svg:width="6.6cm" svg:height="0.6cm" svg:x="9.2cm" svg:y="5.5cm">
          <text:p text:style-name="P5"><text:span text:style-name="T3">inputLocked(locke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7cm" svg:height="0.9cm" svg:x="27.1cm" svg:y="3.4cm">
          <text:p text:style-name="P3"><text:span text:style-name="T2">MinefieldGui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7cm" svg:height="2.1cm" svg:x="27.1cm" svg:y="4.3cm">
          <text:p text:style-name="P1"><text:span text:style-name="T1">Signal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7.3cm" svg:y="4.9cm">
          <text:p text:style-name="P5"><text:span text:style-name="T3">uncovered(x, y)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6" draw:id="id6" draw:layer="layout" svg:width="7cm" svg:height="4cm" svg:x="27.1cm" svg:y="6.4cm">
          <text:p text:style-name="P1"><text:span text:style-name="T1">Slot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7.3cm" svg:y="7cm">
          <text:p text:style-name="P5"><text:span text:style-name="T3">uncover(x, y, state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7.3cm" svg:y="7.6cm">
          <text:p text:style-name="P5"><text:span text:style-name="T3">flag(x, y, flagged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7.3cm" svg:y="5.5cm">
          <text:p text:style-name="P5"><text:span text:style-name="T3">flagged(x, y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7.3cm" svg:y="8.2cm">
          <text:p text:style-name="P5"><text:span text:style-name="T3">reset(xSize, ySize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7" draw:id="id7" draw:layer="layout" svg:width="7cm" svg:height="0.8cm" svg:x="27.1cm" svg:y="12.2cm">
          <text:p text:style-name="P3"><text:span text:style-name="T2">MultiplayerControlsGui</text:span></text:p>
          <draw:enhanced-geometry svg:viewBox="0 0 21600 21600" draw:extrusion="false" draw:type="rectangle" draw:enhanced-path="M 0 0 L 21600 0 21600 21600 0 21600 0 0 Z N"/>
        </draw:custom-shape>
        <draw:connector draw:style-name="gr6" draw:text-style-name="P7" draw:layer="layout" draw:type="line" svg:x1="30.6cm" svg:y1="10.4cm" svg:x2="30.6cm" svg:y2="12.2cm" draw:start-shape="id6" draw:start-glue-point="2" draw:end-shape="id7" svg:d="M30600 10400v1800" svg:viewBox="0 0 1 1801">
          <text:p/>
        </draw:connector>
        <draw:custom-shape draw:style-name="gr3" draw:text-style-name="P2" xml:id="id8" draw:id="id8" draw:layer="layout" svg:width="7cm" svg:height="5.9cm" svg:x="27.1cm" svg:y="13cm">
          <text:p text:style-name="P1"><text:span text:style-name="T1">Slot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7.3cm" svg:y="13.6cm">
          <text:p text:style-name="P5"><text:span text:style-name="T3">addPlayer(id, ip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7.3cm" svg:y="14.2cm">
          <text:p text:style-name="P5"><text:span text:style-name="T3">removePlayer(id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7.3cm" svg:y="14.8cm">
          <text:p text:style-name="P5"><text:span text:style-name="T3">changePlayerName(id, name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7.3cm" svg:y="15.4cm">
          <text:p text:style-name="P5"><text:span text:style-name="T3">changePlayerScore(id, score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7.3cm" svg:y="16cm">
          <text:p text:style-name="P5"><text:span text:style-name="T3">playersTurn(id, name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7.3cm" svg:y="16.6cm">
          <text:p text:style-name="P5"><text:span text:style-name="T3">yourTurn(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9" draw:id="id9" draw:layer="layout" svg:width="7cm" svg:height="0.8cm" svg:x="24.7cm" svg:y="22.7cm">
          <text:p text:style-name="P3"><text:span text:style-name="T2">ServerGui</text:span></text:p>
          <draw:enhanced-geometry svg:viewBox="0 0 21600 21600" draw:extrusion="false" draw:type="rectangle" draw:enhanced-path="M 0 0 L 21600 0 21600 21600 0 21600 0 0 Z N"/>
        </draw:custom-shape>
        <draw:custom-shape draw:style-name="gr11" draw:text-style-name="P2" draw:layer="layout" svg:width="7cm" svg:height="2.8cm" svg:x="24.7cm" svg:y="23.5cm">
          <text:p text:style-name="P1"><text:span text:style-name="T1">Signal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4.9cm" svg:y="24.2cm">
          <text:p text:style-name="P5"><text:span text:style-name="T3">start(xSize, ySize, nMines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4.9cm" svg:y="24.8cm">
          <text:p text:style-name="P5"><text:span text:style-name="T3">stop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4.9cm" svg:y="25.4cm">
          <text:p text:style-name="P5"><text:span text:style-name="T3">kickPlayer(id)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30.6cm" svg:y1="18.9cm" svg:x2="28.2cm" svg:y2="22.7cm" draw:start-shape="id8" draw:start-glue-point="2" draw:end-shape="id9" draw:end-glue-point="0" svg:d="M30600 18900l-2400 3800" svg:viewBox="0 0 2401 3801">
          <text:p/>
        </draw:connector>
        <draw:custom-shape draw:style-name="gr10" draw:text-style-name="P4" xml:id="id10" draw:id="id10" draw:layer="layout" svg:width="7cm" svg:height="0.8cm" svg:x="32.1cm" svg:y="22.7cm">
          <text:p text:style-name="P3"><text:span text:style-name="T2">ClientGui</text:span></text:p>
          <draw:enhanced-geometry svg:viewBox="0 0 21600 21600" draw:extrusion="false" draw:type="rectangle" draw:enhanced-path="M 0 0 L 21600 0 21600 21600 0 21600 0 0 Z N"/>
        </draw:custom-shape>
        <draw:custom-shape draw:style-name="gr12" draw:text-style-name="P2" draw:layer="layout" svg:width="7cm" svg:height="2.2cm" svg:x="32.1cm" svg:y="23.5cm">
          <text:p text:style-name="P1"><text:span text:style-name="T1">Signal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32.3cm" svg:y="24.2cm">
          <text:p text:style-name="P5"><text:span text:style-name="T3">join(ip, port, name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32.3cm" svg:y="24.8cm">
          <text:p text:style-name="P5"><text:span text:style-name="T3">leave()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30.6cm" svg:y1="18.9cm" svg:x2="35.6cm" svg:y2="22.7cm" draw:start-shape="id8" draw:start-glue-point="2" draw:end-shape="id10" draw:end-glue-point="0" svg:d="M30600 18900l5000 3800" svg:viewBox="0 0 5001 3801">
          <text:p/>
        </draw:connector>
        <draw:custom-shape draw:style-name="gr2" draw:text-style-name="P4" draw:layer="layout" svg:width="7cm" svg:height="0.9cm" svg:x="38cm" svg:y="3.4cm">
          <text:p text:style-name="P3"><text:span text:style-name="T2">MineButto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7cm" svg:height="2.3cm" svg:x="38cm" svg:y="4.3cm">
          <text:p text:style-name="P1"><text:span text:style-name="T1">Signal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38.2cm" svg:y="5cm">
          <text:p text:style-name="P5"><text:span text:style-name="T3">uncovered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38.2cm" svg:y="5.6cm">
          <text:p text:style-name="P5"><text:span text:style-name="T3">flagged()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7cm" svg:height="3.5cm" svg:x="38cm" svg:y="6.6cm">
          <text:p text:style-name="P1"><text:span text:style-name="T1">Slot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38.2cm" svg:y="7.3cm">
          <text:p text:style-name="P5"><text:span text:style-name="T3">flag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38.2cm" svg:y="8.5cm">
          <text:p text:style-name="P5"><text:span text:style-name="T3">mine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38.2cm" svg:y="9.1cm">
          <text:p text:style-name="P5"><text:span text:style-name="T3">number(n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38.2cm" svg:y="7.9cm">
          <text:p text:style-name="P5"><text:span text:style-name="T3">unflag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9.2cm" svg:y="6cm">
          <text:p text:style-name="P5"><text:span text:style-name="T3">mineLeftChanged(lef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6.6cm" svg:height="0.6cm" svg:x="16.1cm" svg:y="26cm">
          <text:p text:style-name="P5"><text:span text:style-name="T3">flag(x, y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cm" svg:height="0.9cm" svg:x="6.9cm" svg:y="30.8cm">
          <text:p text:style-name="P3"><text:span text:style-name="T2">PlayerConnec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7cm" svg:height="4.8cm" svg:x="6.9cm" svg:y="31.7cm">
          <text:p text:style-name="P1"><text:span text:style-name="T1">Signal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7.1cm" svg:y="32.4cm">
          <text:p text:style-name="P5"><text:span text:style-name="T3">nameChanged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7.1cm" svg:y="33cm">
          <text:p text:style-name="P5"><text:span text:style-name="T3">disconnected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7.1cm" svg:y="33.6cm">
          <text:p text:style-name="P5"><text:span text:style-name="T3">uncovered(x, y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7.1cm" svg:y="34.2cm">
          <text:p text:style-name="P5"><text:span text:style-name="T3">flagged(id, x, y)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7cm" svg:height="3.5cm" svg:x="6.9cm" svg:y="36.5cm">
          <text:p text:style-name="P1"><text:span text:style-name="T1">Slot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7.1cm" svg:y="37.1cm">
          <text:p text:style-name="P5"><text:span text:style-name="T3">sendFlag(id, x, y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cm" svg:height="2.9cm" svg:x="7.1cm" svg:y="26.4cm">
          <text:p text:style-name="P1"><text:span text:style-name="T1">Signal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7.3cm" svg:y="27cm">
          <text:p text:style-name="P5"><text:span text:style-name="T3">mapChanged(encMapData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7.3cm" svg:y="17.2cm">
          <text:p text:style-name="P5"><text:span text:style-name="T3">showGameOver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16.1cm" svg:y="30cm">
          <text:p text:style-name="P5"><text:span text:style-name="T3">disconnected()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7cm" svg:height="2.2cm" svg:x="32.1cm" svg:y="25.7cm">
          <text:p text:style-name="P1"><text:span text:style-name="T1">Slots: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32.3cm" svg:y="26.3cm">
          <text:p text:style-name="P5"><text:span text:style-name="T3">disconnect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32.3cm" svg:y="26.9cm">
          <text:p text:style-name="P5"><text:span text:style-name="T3">connect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16.1cm" svg:y="30.6cm">
          <text:p text:style-name="P5"><text:span text:style-name="T3">connected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27.305cm" svg:y="8.798cm">
          <text:p text:style-name="P5"><text:span text:style-name="T3">showMinesLeft(nLeft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7.1cm" svg:y="34.8cm">
          <text:p text:style-name="P5"><text:span text:style-name="T3">scoreChanged(n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cm" svg:height="0.6cm" svg:x="9.2cm" svg:y="17.7cm">
          <text:p text:style-name="P5"><text:span text:style-name="T3">message(msg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8T10:52:28.103884823</meta:creation-date>
    <dc:date>2020-05-26T13:47:40.457148626</dc:date>
    <meta:editing-duration>PT20H10M7S</meta:editing-duration>
    <meta:editing-cycles>18</meta:editing-cycles>
    <meta:generator>LibreOffice/6.4.2.2$Linux_X86_64 LibreOffice_project/40$Build-2</meta:generator>
    <meta:document-statistic meta:object-count="92"/>
  </office:meta>
</office:document-meta>
</file>